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2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1:</text:p>
          </table:table-cell>
          <table:table-cell office:value-type="string" calcext:value-type="string">
            <text:p>log(age)_DB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2:</text:p>
          </table:table-cell>
          <table:table-cell office:value-type="string" calcext:value-type="string">
            <text:p>log(age)_asteca</text:p>
          </table:table-cell>
          <table:table-cell table:number-columns-repeated="2"/>
          <table:table-cell table:style-name="ce3" office:value-type="string" calcext:value-type="string">
            <text:p>Reasons for diff in age between DB and AsteCA:</text:p>
          </table:table-cell>
          <table:table-cell table:number-columns-repeated="3"/>
          <table:table-cell office:value-type="string" calcext:value-type="string">
            <text:p>US: bright stars not matched by upper sequence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3:</text:p>
          </table:table-cell>
          <table:table-cell office:value-type="string" calcext:value-type="string">
            <text:p>log(age)_literature</text:p>
          </table:table-cell>
          <table:table-cell table:number-columns-repeated="6"/>
          <table:table-cell office:value-type="string" calcext:value-type="string">
            <text:p>RC: RC force match with higher ages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B: bad or deficient AsteCA match for whatever reason.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1:</text:p>
          </table:table-cell>
          <table:table-cell office:value-type="string" calcext:value-type="string">
            <text:p>E_BV_DB</text:p>
          </table:table-cell>
          <table:table-cell table:number-columns-repeated="6"/>
          <table:table-cell office:value-type="string" calcext:value-type="string">
            <text:p>G: AsteCA match is good.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2:</text:p>
          </table:table-cell>
          <table:table-cell office:value-type="string" calcext:value-type="string">
            <text:p>E_BV_asteca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3:</text:p>
          </table:table-cell>
          <table:table-cell office:value-type="string" calcext:value-type="string">
            <text:p>E_BV_lit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1:</text:p>
          </table:table-cell>
          <table:table-cell office:value-type="string" calcext:value-type="string">
            <text:p>Mass_DB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2:</text:p>
          </table:table-cell>
          <table:table-cell office:value-type="string" calcext:value-type="string">
            <text:p>Mass_asteca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B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REASONS</text:p>
          </table:table-cell>
          <table:table-cell office:value-type="string" calcext:value-type="string">
            <text:p>Age1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2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3</text:p>
          </table:table-cell>
          <table:table-cell office:value-type="string" calcext:value-type="string">
            <text:p>e_age</text:p>
          </table:table-cell>
          <table:table-cell table:number-columns-repeated="2" office:value-type="string" calcext:value-type="string">
            <text:p>diff_asteca-Dbs</text:p>
          </table:table-cell>
          <table:table-cell table:number-columns-repeated="2"/>
          <table:table-cell office:value-type="string" calcext:value-type="string">
            <text:p>#DB</text:p>
          </table:table-cell>
          <table:table-cell office:value-type="string" calcext:value-type="string">
            <text:p>E_BV1</text:p>
          </table:table-cell>
          <table:table-cell office:value-type="string" calcext:value-type="string">
            <text:p>E_BV2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E_BV3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diff_asteca-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14]-[.E1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4]-[.P14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15]-[.E1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5]-[.P15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16]-[.E16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16]-[.P16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17]-[.E17]" office:value-type="float" office:value="0.449999999999999" calcext:value-type="float">
            <text:p>0.45</text:p>
          </table:table-cell>
          <table:table-cell office:value-type="float" office:value="0.449999999999999" calcext:value-type="float">
            <text:p>0.45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17]-[.P17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18]-[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9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18]-[.P18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19]-[.E19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formula="of:=MEDIAN([.L14:.L19])" office:value-type="float" office:value="0.350000000000001" calcext:value-type="float">
            <text:p>0.35</text:p>
          </table:table-cell>
          <table:table-cell table:formula="of:=AVERAGE([.L14:.L19])" office:value-type="float" office:value="0.341666666666667" calcext:value-type="float">
            <text:p>0.3416666667</text:p>
          </table:table-cell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19]-[.P19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20]-[.E20]" office:value-type="float" office:value="-1.5" calcext:value-type="float">
            <text:p>-1.5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table:formula="of:=MEDIAN([.U14:.U20])" office:value-type="float" office:value="-0.055" calcext:value-type="float">
            <text:p>-0.055</text:p>
          </table:table-cell>
          <table:table-cell table:formula="of:=AVERAGE([.U14:.U19])" office:value-type="float" office:value="-0.055" calcext:value-type="float">
            <text:p>-0.055</text:p>
          </table:table-cell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5" calcext:value-type="float">
            <text:p>0.05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21]-[.E21]" office:value-type="float" office:value="0.65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102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2" calcext:value-type="float">
            <text:p>8.2</text:p>
          </table:table-cell>
          <table:table-cell office:value-type="float" office:value="0.62" calcext:value-type="float">
            <text:p>0.62</text:p>
          </table:table-cell>
          <table:table-cell table:formula="of:=[.G22]-[.E22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.04" calcext:value-type="float">
            <text:p>9.04</text:p>
          </table:table-cell>
          <table:table-cell office:value-type="float" office:value="0.09" calcext:value-type="float">
            <text:p>0.09</text:p>
          </table:table-cell>
          <table:table-cell table:formula="of:=[.G23]-[.E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24]-[.E24]" office:value-type="float" office:value="-0.0999999999999996" calcext:value-type="float">
            <text:p>-0.1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25]-[.E25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9.15" calcext:value-type="float">
            <text:p>9.15</text:p>
          </table:table-cell>
          <table:table-cell office:value-type="float" office:value="0.08" calcext:value-type="float">
            <text:p>0.08</text:p>
          </table:table-cell>
          <table:table-cell office:value-type="float" office:value="9.11" calcext:value-type="float">
            <text:p>9.11</text:p>
          </table:table-cell>
          <table:table-cell office:value-type="float" office:value="0.15" calcext:value-type="float">
            <text:p>0.15</text:p>
          </table:table-cell>
          <table:table-cell table:formula="of:=[.G26]-[.E26]"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5" calcext:value-type="float">
            <text:p>0.05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27]-[.E27]" office:value-type="float" office:value="0.200000000000001" calcext:value-type="float">
            <text:p>0.2</text:p>
          </table:table-cell>
          <table:table-cell office:value-type="float" office:value="0.200000000000001" calcext:value-type="float">
            <text:p>0.2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05" calcext:value-type="float">
            <text:p>0.05</text:p>
          </table:table-cell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28]-[.E28]" office:value-type="float" office:value="0.600000000000001" calcext:value-type="float">
            <text:p>0.6</text:p>
          </table:table-cell>
          <table:table-cell office:value-type="float" office:value="0.600000000000001" calcext:value-type="float">
            <text:p>0.6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29]-[.E29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table:formula="of:=[.G30]-[.E3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29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office:value-type="float" office:value="8.65" calcext:value-type="float">
            <text:p>8.65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31" calcext:value-type="float">
            <text:p>0.31</text:p>
          </table:table-cell>
          <table:table-cell table:formula="of:=[.G31]-[.E31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0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32]-[.E32]" office:value-type="float" office:value="-0.200000000000001" calcext:value-type="float">
            <text:p>-0.2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99" calcext:value-type="float">
            <text:p>99.99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9.15" calcext:value-type="float">
            <text:p>9.15</text:p>
          </table:table-cell>
          <table:table-cell office:value-type="float" office:value="0.14" calcext:value-type="float">
            <text:p>0.14</text:p>
          </table:table-cell>
          <table:table-cell table:formula="of:=[.G33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OGLE29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34]-[.E34]" office:value-type="float" office:value="2.1" calcext:value-type="float">
            <text:p>2.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4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formula="of:=[.G35]-[.E35]" office:value-type="float" office:value="-0.0999999999999996" calcext:value-type="float">
            <text:p>-0.1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36]-[.E36]"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table:formula="of:=[.G37]-[.E37]" office:value-type="float" office:value="0.0499999999999989" calcext:value-type="float">
            <text:p>0.05</text:p>
          </table:table-cell>
          <table:table-cell office:value-type="float" office:value="0.0499999999999989" calcext:value-type="float">
            <text:p>0.0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38]-[.E38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table:formula="of:=[.G39]-[.E39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188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8.65" calcext:value-type="float">
            <text:p>8.65</text:p>
          </table:table-cell>
          <table:table-cell office:value-type="float" office:value="0.11" calcext:value-type="float">
            <text:p>0.11</text:p>
          </table:table-cell>
          <table:table-cell table:formula="of:=[.G40]-[.E40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77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G41]-[.E41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42]-[.E42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5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5" calcext:value-type="float">
            <text:p>0.05</text:p>
          </table:table-cell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8.34" calcext:value-type="float">
            <text:p>8.34</text:p>
          </table:table-cell>
          <table:table-cell office:value-type="float" office:value="0.14" calcext:value-type="float">
            <text:p>0.14</text:p>
          </table:table-cell>
          <table:table-cell table:formula="of:=[.G43]-[.E43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05" calcext:value-type="float">
            <text:p>0.05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44]-[.E44]" office:value-type="float" office:value="1.45" calcext:value-type="float">
            <text:p>1.45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9.99" calcext:value-type="float">
            <text:p>99.9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table:formula="of:=[.G45]-[.E45]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formula="of:=MEDIAN([.L21:.L45])" office:value-type="float" office:value="0.300000000000001" calcext:value-type="float">
            <text:p>0.3</text:p>
          </table:table-cell>
          <table:table-cell table:formula="of:=AVERAGE([.L21:.L45])" office:value-type="float" office:value="0.477272727272728" calcext:value-type="float">
            <text:p>0.4772727273</text:p>
          </table:table-cell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9.15" calcext:value-type="float">
            <text:p>9.15</text:p>
          </table:table-cell>
          <table:table-cell office:value-type="float" office:value="0.14" calcext:value-type="float">
            <text:p>0.14</text:p>
          </table:table-cell>
          <table:table-cell table:formula="of:=[.G46]-[.E46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7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8.75" calcext:value-type="float">
            <text:p>8.75</text:p>
          </table:table-cell>
          <table:table-cell office:value-type="float" office:value="0.06" calcext:value-type="float">
            <text:p>0.06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table:formula="of:=[.G47]-[.E47]" office:value-type="float" office:value="-0.0500000000000007" calcext:value-type="float">
            <text:p>-0.0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48]-[.E48]" office:value-type="float" office:value="0.499999999999999" calcext:value-type="float">
            <text:p>0.5</text:p>
          </table:table-cell>
          <table:table-cell office:value-type="float" office:value="0.499999999999999" calcext:value-type="float">
            <text:p>0.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48]-[.P48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49]-[.E49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49]-[.P49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9.18" calcext:value-type="float">
            <text:p>9.18</text:p>
          </table:table-cell>
          <table:table-cell office:value-type="float" office:value="0.1" calcext:value-type="float">
            <text:p>0.1</text:p>
          </table:table-cell>
          <table:table-cell table:formula="of:=[.G50]-[.E5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50]-[.P50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12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36" calcext:value-type="float">
            <text:p>9.36</text:p>
          </table:table-cell>
          <table:table-cell office:value-type="float" office:value="0.17" calcext:value-type="float">
            <text:p>0.17</text:p>
          </table:table-cell>
          <table:table-cell table:formula="of:=[.G51]-[.E51]" office:value-type="float" office:value="1.7" calcext:value-type="float">
            <text:p>1.7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51]-[.P51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8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table:formula="of:=[.G52]-[.E52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formula="of:=[.Q52]-[.P52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53]-[.E53]" office:value-type="float" office:value="0.200000000000001" calcext:value-type="float">
            <text:p>0.2</text:p>
          </table:table-cell>
          <table:table-cell office:value-type="float" office:value="0.200000000000001" calcext:value-type="float">
            <text:p>0.2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53]-[.P53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1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45" calcext:value-type="float">
            <text:p>9.45</text:p>
          </table:table-cell>
          <table:table-cell office:value-type="float" office:value="0.08" calcext:value-type="float">
            <text:p>0.08</text:p>
          </table:table-cell>
          <table:table-cell office:value-type="float" office:value="9.32" calcext:value-type="float">
            <text:p>9.32</text:p>
          </table:table-cell>
          <table:table-cell office:value-type="float" office:value="0.14" calcext:value-type="float">
            <text:p>0.14</text:p>
          </table:table-cell>
          <table:table-cell table:formula="of:=[.G54]-[.E54]" office:value-type="float" office:value="0.549999999999999" calcext:value-type="float">
            <text:p>0.55</text:p>
          </table:table-cell>
          <table:table-cell office:value-type="float" office:value="0.549999999999999" calcext:value-type="float">
            <text:p>0.5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Q54]-[.P54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55]-[.E55]" office:value-type="float" office:value="0.0499999999999989" calcext:value-type="float">
            <text:p>0.05</text:p>
          </table:table-cell>
          <table:table-cell office:value-type="float" office:value="0.0499999999999989" calcext:value-type="float">
            <text:p>0.0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55]-[.P55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56]-[.E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56]-[.P56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table:formula="of:=[.G57]-[.E57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formula="of:=[.Q57]-[.P57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58]-[.E58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58]-[.P58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41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8.95" calcext:value-type="float">
            <text:p>8.95</text:p>
          </table:table-cell>
          <table:table-cell office:value-type="float" office:value="0.05" calcext:value-type="float">
            <text:p>0.05</text:p>
          </table:table-cell>
          <table:table-cell office:value-type="float" office:value="9.08" calcext:value-type="float">
            <text:p>9.08</text:p>
          </table:table-cell>
          <table:table-cell office:value-type="float" office:value="0.12" calcext:value-type="float">
            <text:p>0.12</text:p>
          </table:table-cell>
          <table:table-cell table:formula="of:=[.G59]-[.E59]" office:value-type="float" office:value="0.35" calcext:value-type="float">
            <text:p>0.3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formula="of:=[.Q59]-[.P59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table:formula="of:=[.G60]-[.E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61]-[.E61]" office:value-type="float" office:value="-1.5" calcext:value-type="float">
            <text:p>-1.5</text:p>
          </table:table-cell>
          <table:table-cell/>
          <table:table-cell table:formula="of:=MEDIAN([.L46:.L61])" office:value-type="float" office:value="0.275" calcext:value-type="float">
            <text:p>0.275</text:p>
          </table:table-cell>
          <table:table-cell table:formula="of:=AVERAGE([.L46:.L60])" office:value-type="float" office:value="0.378571428571428" calcext:value-type="float">
            <text:p>0.3785714286</text:p>
          </table:table-cell>
          <table:table-cell office:value-type="string" calcext:value-type="string">
            <text:p>C06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table:formula="of:=MEDIAN([.U46:.U61])" office:value-type="float" office:value="-0.04" calcext:value-type="float">
            <text:p>-0.04</text:p>
          </table:table-cell>
          <table:table-cell table:formula="of:=AVERAGE([.U46:.U61])" office:value-type="float" office:value="-0.0391666666666667" calcext:value-type="float">
            <text:p>-0.0391666667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 office:value-type="string" calcext:value-type="string">
            <text:p>US</text:p>
          </table:table-cell>
          <table:table-cell office:value-type="float" office:value="7.95" calcext:value-type="float">
            <text:p>7.95</text:p>
          </table:table-cell>
          <table:table-cell office:value-type="float" office:value="0.3" calcext:value-type="float">
            <text:p>0.3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62]-[.E62]" office:value-type="float" office:value="0.499999999999999" calcext:value-type="float">
            <text:p>0.5</text:p>
          </table:table-cell>
          <table:table-cell office:value-type="float" office:value="0.499999999999999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62]-[.P62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5A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63]-[.E63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63]-[.P63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112</text:p>
          </table:table-cell>
          <table:table-cell office:value-type="string" calcext:value-type="string">
            <text:p>RC</text:p>
          </table:table-cell>
          <table:table-cell office:value-type="float" office:value="7.1" calcext:value-type="float">
            <text:p>7.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9.2" calcext:value-type="float">
            <text:p>9.2</text:p>
          </table:table-cell>
          <table:table-cell office:value-type="float" office:value="0.09" calcext:value-type="float">
            <text:p>0.09</text:p>
          </table:table-cell>
          <table:table-cell table:formula="of:=[.G64]-[.E64]" office:value-type="float" office:value="1.9" calcext:value-type="float">
            <text:p>1.9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Q64]-[.P64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G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table:formula="of:=[.G65]-[.E6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65]-[.P65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G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table:formula="of:=[.G66]-[.E66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Q66]-[.P66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12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1" calcext:value-type="float">
            <text:p>9.1</text:p>
          </table:table-cell>
          <table:table-cell office:value-type="float" office:value="0.08" calcext:value-type="float">
            <text:p>0.08</text:p>
          </table:table-cell>
          <table:table-cell table:formula="of:=[.G67]-[.E67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67]-[.P67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table:formula="of:=[.G68]-[.E68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68]-[.P6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265</text:p>
          </table:table-cell>
          <table:table-cell office:value-type="string" calcext:value-type="string">
            <text:p>B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9" calcext:value-type="float">
            <text:p>0.9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table:formula="of:=[.G69]-[.E69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table:formula="of:=[.Q69]-[.P69]" office:value-type="float" office:value="-0.03" calcext:value-type="float">
            <text:p>-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G</text:p>
          </table:table-cell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0.25" calcext:value-type="float">
            <text:p>0.25</text:p>
          </table:table-cell>
          <table:table-cell table:formula="of:=[.G70]-[.E7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0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73" calcext:value-type="float">
            <text:p>9.73</text:p>
          </table:table-cell>
          <table:table-cell office:value-type="float" office:value="0.19" calcext:value-type="float">
            <text:p>0.19</text:p>
          </table:table-cell>
          <table:table-cell table:formula="of:=[.G71]-[.E71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formula="of:=[.Q71]-[.P71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.65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9.18" calcext:value-type="float">
            <text:p>9.18</text:p>
          </table:table-cell>
          <table:table-cell office:value-type="float" office:value="0.1" calcext:value-type="float">
            <text:p>0.1</text:p>
          </table:table-cell>
          <table:table-cell table:formula="of:=[.G72]-[.E7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72]-[.P72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55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9.4" calcext:value-type="float">
            <text:p>9.4</text:p>
          </table:table-cell>
          <table:table-cell office:value-type="float" office:value="0.28" calcext:value-type="float">
            <text:p>0.28</text:p>
          </table:table-cell>
          <table:table-cell table:formula="of:=[.G73]-[.E73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formula="of:=[.Q73]-[.P73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[.G74]-[.E74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74]-[.P74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 office:value-type="string" calcext:value-type="string">
            <text:p>B</text:p>
          </table:table-cell>
          <table:table-cell office:value-type="float" office:value="8.45" calcext:value-type="float">
            <text:p>8.45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6" calcext:value-type="float">
            <text:p>0.06</text:p>
          </table:table-cell>
          <table:table-cell office:value-type="float" office:value="8.51" calcext:value-type="float">
            <text:p>8.51</text:p>
          </table:table-cell>
          <table:table-cell office:value-type="float" office:value="0.47" calcext:value-type="float">
            <text:p>0.47</text:p>
          </table:table-cell>
          <table:table-cell table:formula="of:=[.G75]-[.E75]" office:value-type="float" office:value="0.350000000000001" calcext:value-type="float">
            <text:p>0.35</text:p>
          </table:table-cell>
          <table:table-cell office:value-type="float" office:value="0.350000000000001" calcext:value-type="float">
            <text:p>0.3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75]-[.P75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229</text:p>
          </table:table-cell>
          <table:table-cell office:value-type="string" calcext:value-type="string">
            <text:p>G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G76]-[.E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formula="of:=[.Q76]-[.P76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77]-[.E77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77]-[.P77]" office:value-type="float" office:value="-0.11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9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[.G78]-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78]-[.P78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22</text:p>
          </table:table-cell>
          <table:table-cell office:value-type="string" calcext:value-type="string">
            <text:p>G</text:p>
          </table:table-cell>
          <table:table-cell office:value-type="float" office:value="8.85" calcext:value-type="float">
            <text:p>8.85</text:p>
          </table:table-cell>
          <table:table-cell office:value-type="float" office:value="0.5" calcext:value-type="float">
            <text:p>0.5</text:p>
          </table:table-cell>
          <table:table-cell office:value-type="float" office:value="9.85" calcext:value-type="float">
            <text:p>9.85</text:p>
          </table:table-cell>
          <table:table-cell office:value-type="float" office:value="0.09" calcext:value-type="float">
            <text:p>0.09</text:p>
          </table:table-cell>
          <table:table-cell office:value-type="float" office:value="9.78" calcext:value-type="float">
            <text:p>9.78</text:p>
          </table:table-cell>
          <table:table-cell office:value-type="float" office:value="0.22" calcext:value-type="float">
            <text:p>0.22</text:p>
          </table:table-cell>
          <table:table-cell table:formula="of:=[.G79]-[.E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formula="of:=[.Q79]-[.P79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3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8.05" calcext:value-type="float">
            <text:p>8.05</text:p>
          </table:table-cell>
          <table:table-cell office:value-type="float" office:value="0.1" calcext:value-type="float">
            <text:p>0.1</text:p>
          </table:table-cell>
          <table:table-cell table:formula="of:=[.G80]-[.E80]" office:value-type="float" office:value="0.300000000000001" calcext:value-type="float">
            <text:p>0.3</text:p>
          </table:table-cell>
          <table:table-cell office:value-type="float" office:value="0.300000000000001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formula="of:=[.Q80]-[.P80]" office:value-type="float" office:value="-0.18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0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8.95" calcext:value-type="float">
            <text:p>8.95</text:p>
          </table:table-cell>
          <table:table-cell office:value-type="float" office:value="0.33" calcext:value-type="float">
            <text:p>0.33</text:p>
          </table:table-cell>
          <table:table-cell table:formula="of:=[.G81]-[.E81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81]-[.P81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 office:value-type="string" calcext:value-type="string">
            <text:p>US</text:p>
          </table:table-cell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table:formula="of:=[.G82]-[.E82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82]-[.P82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8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2" calcext:value-type="float">
            <text:p>0.2</text:p>
          </table:table-cell>
          <table:table-cell table:formula="of:=[.G83]-[.E83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3]-[.P8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table:formula="of:=[.G84]-[.E84]" office:value-type="float" office:value="0.299999999999999" calcext:value-type="float">
            <text:p>0.3</text:p>
          </table:table-cell>
          <table:table-cell office:value-type="float" office:value="0.299999999999999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5</text:p>
          </table:table-cell>
          <table:table-cell office:value-type="string" calcext:value-type="string">
            <text:p>??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9.28" calcext:value-type="float">
            <text:p>9.28</text:p>
          </table:table-cell>
          <table:table-cell office:value-type="float" office:value="0.21" calcext:value-type="float">
            <text:p>0.21</text:p>
          </table:table-cell>
          <table:table-cell table:formula="of:=[.G85]-[.E8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63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.65</text:p>
          </table:table-cell>
          <table:table-cell office:value-type="float" office:value="0.4" calcext:value-type="float">
            <text:p>0.4</text:p>
          </table:table-cell>
          <table:table-cell office:value-type="float" office:value="9.55" calcext:value-type="float">
            <text:p>9.55</text:p>
          </table:table-cell>
          <table:table-cell office:value-type="float" office:value="0.06" calcext:value-type="float">
            <text:p>0.06</text:p>
          </table:table-cell>
          <table:table-cell office:value-type="float" office:value="9.73" calcext:value-type="float">
            <text:p>9.73</text:p>
          </table:table-cell>
          <table:table-cell office:value-type="float" office:value="0.19" calcext:value-type="float">
            <text:p>0.19</text:p>
          </table:table-cell>
          <table:table-cell table:formula="of:=[.G86]-[.E86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[.Q86]-[.P86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45" calcext:value-type="float">
            <text:p>9.45</text:p>
          </table:table-cell>
          <table:table-cell office:value-type="float" office:value="0.05" calcext:value-type="float">
            <text:p>0.05</text:p>
          </table:table-cell>
          <table:table-cell office:value-type="float" office:value="9.36" calcext:value-type="float">
            <text:p>9.36</text:p>
          </table:table-cell>
          <table:table-cell office:value-type="float" office:value="0.17" calcext:value-type="float">
            <text:p>0.17</text:p>
          </table:table-cell>
          <table:table-cell table:formula="of:=[.G87]-[.E87]" office:value-type="float" office:value="0.649999999999999" calcext:value-type="float">
            <text:p>0.65</text:p>
          </table:table-cell>
          <table:table-cell office:value-type="float" office:value="0.649999999999999" calcext:value-type="float">
            <text:p>0.6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7]-[.P87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4" calcext:value-type="float">
            <text:p>0.4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table:formula="of:=[.G88]-[.E88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88]-[.P88]"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9.97" calcext:value-type="float">
            <text:p>9.97</text:p>
          </table:table-cell>
          <table:table-cell office:value-type="float" office:value="0.16" calcext:value-type="float">
            <text:p>0.16</text:p>
          </table:table-cell>
          <table:table-cell table:formula="of:=[.G89]-[.E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formula="of:=[.Q89]-[.P89]" office:value-type="float" office:value="-0.085" calcext:value-type="float">
            <text:p>-0.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table:formula="of:=[.G90]-[.E9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Q90]-[.P90]" office:value-type="float" office:value="-0.14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table:formula="of:=[.G91]-[.E91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Q91]-[.P91]" office:value-type="float" office:value="-0.00999999999999998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LW5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table:formula="of:=[.G92]-[.E92]" office:value-type="float" office:value="0.0500000000000007" calcext:value-type="float">
            <text:p>0.05</text:p>
          </table:table-cell>
          <table:table-cell office:value-type="float" office:value="0.0500000000000007" calcext:value-type="float">
            <text:p>0.0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[.Q92]-[.P92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9.08" calcext:value-type="float">
            <text:p>9.08</text:p>
          </table:table-cell>
          <table:table-cell office:value-type="float" office:value="0.08" calcext:value-type="float">
            <text:p>0.08</text:p>
          </table:table-cell>
          <table:table-cell table:formula="of:=[.G93]-[.E93]" office:value-type="float" office:value="0.649999999999999" calcext:value-type="float">
            <text:p>0.65</text:p>
          </table:table-cell>
          <table:table-cell office:value-type="float" office:value="0.649999999999999" calcext:value-type="float">
            <text:p>0.6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93]-[.P9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6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.05" calcext:value-type="float">
            <text:p>0.05</text:p>
          </table:table-cell>
          <table:table-cell office:value-type="float" office:value="9.34" calcext:value-type="float">
            <text:p>9.34</text:p>
          </table:table-cell>
          <table:table-cell office:value-type="float" office:value="0.23" calcext:value-type="float">
            <text:p>0.23</text:p>
          </table:table-cell>
          <table:table-cell table:formula="of:=[.G94]-[.E94]" office:value-type="float" office:value="0.699999999999999" calcext:value-type="float">
            <text:p>0.7</text:p>
          </table:table-cell>
          <table:table-cell office:value-type="float" office:value="0.699999999999999" calcext:value-type="float">
            <text:p>0.7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94]-[.P94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formula="of:=[.G95]-[.E95]" office:value-type="float" office:value="0.100000000000001" calcext:value-type="float">
            <text:p>0.1</text:p>
          </table:table-cell>
          <table:table-cell office:value-type="float" office:value="0.100000000000001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formula="of:=[.Q95]-[.P95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96]-[.E96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9.15" calcext:value-type="float">
            <text:p>9.15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97]-[.E97]" office:value-type="float" office:value="0.450000000000001" calcext:value-type="float">
            <text:p>0.45</text:p>
          </table:table-cell>
          <table:table-cell office:value-type="float" office:value="0.450000000000001" calcext:value-type="float">
            <text:p>0.4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6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table:formula="of:=[.G98]-[.E98]" office:value-type="float" office:value="0.550000000000001" calcext:value-type="float">
            <text:p>0.55</text:p>
          </table:table-cell>
          <table:table-cell office:value-type="float" office:value="0.550000000000001" calcext:value-type="float">
            <text:p>0.5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98]-[.P9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3" calcext:value-type="float">
            <text:p>9.3</text:p>
          </table:table-cell>
          <table:table-cell office:value-type="float" office:value="0.15" calcext:value-type="float">
            <text:p>0.15</text:p>
          </table:table-cell>
          <table:table-cell table:formula="of:=[.G99]-[.E99]" office:value-type="float" office:value="0.0500000000000007" calcext:value-type="float">
            <text:p>0.05</text:p>
          </table:table-cell>
          <table:table-cell office:value-type="float" office:value="0.0500000000000007" calcext:value-type="float">
            <text:p>0.0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100]-[.E100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100]-[.P100]" office:value-type="float" office:value="-0.07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G101]-[.E101]" office:value-type="float" office:value="0.199999999999999" calcext:value-type="float">
            <text:p>0.2</text:p>
          </table:table-cell>
          <table:table-cell office:value-type="float" office:value="0.199999999999999" calcext:value-type="float">
            <text:p>0.2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9.05" calcext:value-type="float">
            <text:p>9.05</text:p>
          </table:table-cell>
          <table:table-cell office:value-type="float" office:value="0.07" calcext:value-type="float">
            <text:p>0.0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table:formula="of:=[.G102]-[.E102]" office:value-type="float" office:value="0.350000000000001" calcext:value-type="float">
            <text:p>0.35</text:p>
          </table:table-cell>
          <table:table-cell office:value-type="float" office:value="0.350000000000001" calcext:value-type="float">
            <text:p>0.3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formula="of:=[.Q102]-[.P102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29" calcext:value-type="float">
            <text:p>0.29</text:p>
          </table:table-cell>
          <table:table-cell table:formula="of:=[.G103]-[.E103]" office:value-type="float" office:value="-0.199999999999999" calcext:value-type="float">
            <text:p>-0.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formula="of:=[.Q103]-[.P103]"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table:formula="of:=[.G104]-[.E104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table:formula="of:=[.G105]-[.E105]" office:value-type="float" office:value="0.0999999999999996" calcext:value-type="float">
            <text:p>0.1</text:p>
          </table:table-cell>
          <table:table-cell office:value-type="float" office:value="0.0999999999999996" calcext:value-type="float">
            <text:p>0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3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9.5" calcext:value-type="float">
            <text:p>9.5</text:p>
          </table:table-cell>
          <table:table-cell office:value-type="float" office:value="0.05" calcext:value-type="float">
            <text:p>0.05</text:p>
          </table:table-cell>
          <table:table-cell office:value-type="float" office:value="9.68" calcext:value-type="float">
            <text:p>9.68</text:p>
          </table:table-cell>
          <table:table-cell office:value-type="float" office:value="0.21" calcext:value-type="float">
            <text:p>0.21</text:p>
          </table:table-cell>
          <table:table-cell table:formula="of:=[.G106]-[.E106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formula="of:=[.Q106]-[.P106]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[.G107]-[.E107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formula="of:=[.Q107]-[.P107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table:formula="of:=[.G108]-[.E108]" office:value-type="float" office:value="-0.3" calcext:value-type="float">
            <text:p>-0.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formula="of:=[.Q108]-[.P108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37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table:formula="of:=[.G109]-[.E109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G1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2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7.95" calcext:value-type="float">
            <text:p>7.95</text:p>
          </table:table-cell>
          <table:table-cell office:value-type="float" office:value="0.1" calcext:value-type="float">
            <text:p>0.1</text:p>
          </table:table-cell>
          <table:table-cell table:formula="of:=[.G110]-[.E110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formula="of:=[.Q110]-[.P110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1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8.11" calcext:value-type="float">
            <text:p>8.11</text:p>
          </table:table-cell>
          <table:table-cell office:value-type="float" office:value="0.77" calcext:value-type="float">
            <text:p>0.77</text:p>
          </table:table-cell>
          <table:table-cell table:formula="of:=[.G111]-[.E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formula="of:=[.Q111]-[.P111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9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table:formula="of:=[.G112]-[.E112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table:formula="of:=[.Q112]-[.P112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9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0.06" calcext:value-type="float">
            <text:p>0.06</text:p>
          </table:table-cell>
          <table:table-cell office:value-type="float" office:value="9.63" calcext:value-type="float">
            <text:p>9.63</text:p>
          </table:table-cell>
          <table:table-cell office:value-type="float" office:value="0.23" calcext:value-type="float">
            <text:p>0.23</text:p>
          </table:table-cell>
          <table:table-cell table:formula="of:=[.G113]-[.E113]" office:value-type="float" office:value="0.699999999999999" calcext:value-type="float">
            <text:p>0.7</text:p>
          </table:table-cell>
          <table:table-cell office:value-type="float" office:value="0.699999999999999" calcext:value-type="float">
            <text:p>0.7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[.Q113]-[.P113]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9.78" calcext:value-type="float">
            <text:p>9.78</text:p>
          </table:table-cell>
          <table:table-cell office:value-type="float" office:value="0.17" calcext:value-type="float">
            <text:p>0.17</text:p>
          </table:table-cell>
          <table:table-cell table:formula="of:=[.G114]-[.E114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formula="of:=[.Q114]-[.P114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table:formula="of:=[.G115]-[.E11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Q115]-[.P115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table:formula="of:=[.G116]-[.E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.Q116]-[.P116]"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97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table:formula="of:=[.G117]-[.E117]" office:value-type="float" office:value="1.1" calcext:value-type="float">
            <text:p>1.1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.Q117]-[.P117]"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table:formula="of:=[.G118]-[.E118]" office:value-type="float" office:value="-0.0499999999999989" calcext:value-type="float">
            <text:p>-0.0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formula="of:=[.Q118]-[.P118]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table:formula="of:=[.G119]-[.E119]" office:value-type="float" office:value="-1.45" calcext:value-type="float">
            <text:p>-1.4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7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table:formula="of:=[.G120]-[.E120]" office:value-type="float" office:value="-0.8" calcext:value-type="float">
            <text:p>-0.8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formula="of:=[.Q120]-[.P120]"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table:formula="of:=[.G121]-[.E121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G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[.Q121]-[.P121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table:formula="of:=[.G122]-[.E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EDIAN([.L62:.L122])" office:value-type="float" office:value="0.325000000000001" calcext:value-type="float">
            <text:p>0.325</text:p>
          </table:table-cell>
          <table:table-cell table:formula="of:=AVERAGE([.L62:.L122])" office:value-type="float" office:value="0.432142857142857" calcext:value-type="float">
            <text:p>0.4321428571</text:p>
          </table:table-cell>
          <table:table-cell office:value-type="string" calcext:value-type="string">
            <text:p>G1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[.Q122]-[.P122]" office:value-type="float" office:value="-0.06" calcext:value-type="float">
            <text:p>-0.06</text:p>
          </table:table-cell>
          <table:table-cell table:formula="of:=MEDIAN([.U62:.U122])" office:value-type="float" office:value="-0.075" calcext:value-type="float">
            <text:p>-0.075</text:p>
          </table:table-cell>
          <table:table-cell table:formula="of:=AVERAGE([.U62:.U122])" office:value-type="float" office:value="-0.0671" calcext:value-type="float">
            <text:p>-0.0671</text:p>
          </table:table-cell>
        </table:table-row>
        <table:table-row table:style-name="ro1" table:number-rows-repeated="104845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08:01:34.553203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8:29:03.157791260</meta:creation-date>
    <dc:date>2015-08-12T14:45:37.531162031</dc:date>
    <meta:editing-duration>PT8H31M1S</meta:editing-duration>
    <meta:editing-cycles>4</meta:editing-cycles>
    <meta:generator>LibreOffice/5.0.0.5$Linux_X86_64 LibreOffice_project/00m0$Build-5</meta:generator>
    <meta:document-statistic meta:table-count="1" meta:cell-count="2013" meta:object-count="0"/>
  </office:meta>
</office:document-meta>
</file>